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1155cc" style:text-underline-style="solid" style:text-underline-width="auto" style:text-underline-color="font-color" fo:font-weight="normal" style:font-weight-asian="normal" style:font-weight-complex="normal"/>
    </style:style>
    <style:style style:name="P2" style:family="paragraph" style:parent-style-name="Standard">
      <style:text-properties style:use-window-font-color="true" style:text-underline-style="none" fo:font-weight="normal" officeooo:rsid="0004e0ab" officeooo:paragraph-rsid="0004e0ab" style:font-weight-asian="normal" style:font-weight-complex="normal"/>
    </style:style>
    <style:style style:name="P3" style:family="paragraph" style:parent-style-name="Standard">
      <style:text-properties style:use-window-font-color="true" style:text-underline-style="none" fo:font-weight="normal" officeooo:rsid="0004e0ab" officeooo:paragraph-rsid="000689d6" style:font-weight-asian="normal" style:font-weight-complex="normal"/>
    </style:style>
    <style:style style:name="P4" style:family="paragraph" style:parent-style-name="Standard">
      <style:text-properties style:use-window-font-color="true" style:text-underline-style="none" fo:font-weight="normal" officeooo:rsid="0004e0ab" officeooo:paragraph-rsid="00077c03" style:font-weight-asian="normal" style:font-weight-complex="normal"/>
    </style:style>
    <style:style style:name="P5" style:family="paragraph" style:parent-style-name="Standard">
      <style:text-properties style:use-window-font-color="true" style:text-underline-style="none" fo:font-weight="normal" officeooo:rsid="000689d6" officeooo:paragraph-rsid="000689d6" style:font-weight-asian="normal" style:font-weight-complex="normal"/>
    </style:style>
    <style:style style:name="P6" style:family="paragraph" style:parent-style-name="Standard">
      <style:text-properties style:use-window-font-color="true" style:text-line-through-style="none" style:text-line-through-type="none" style:text-underline-style="none" fo:font-weight="normal" officeooo:rsid="0004e0ab" officeooo:paragraph-rsid="000689d6" style:font-weight-asian="normal" style:font-weight-complex="normal"/>
    </style:style>
    <style:style style:name="P7" style:family="paragraph" style:parent-style-name="Standard">
      <style:text-properties style:use-window-font-color="true" style:text-line-through-style="none" style:text-line-through-type="none" style:text-underline-style="none" fo:font-weight="normal" officeooo:rsid="0004e0ab" officeooo:paragraph-rsid="00077c03" style:font-weight-asian="normal" style:font-weight-complex="normal"/>
    </style:style>
    <style:style style:name="P8" style:family="paragraph" style:parent-style-name="Standard" style:master-page-name="Standard">
      <style:paragraph-properties style:page-number="1"/>
    </style:style>
    <style:style style:name="P9" style:family="paragraph" style:parent-style-name="Standard">
      <style:text-properties fo:color="#1155cc" style:text-underline-style="none"/>
    </style:style>
    <style:style style:name="P10" style:family="paragraph" style:parent-style-name="Standard">
      <style:text-properties style:use-window-font-color="true" style:text-line-through-style="none" style:text-line-through-type="none" style:text-underline-style="none" fo:font-weight="normal" officeooo:rsid="000689d6" officeooo:paragraph-rsid="000689d6" style:font-weight-asian="normal" style:font-weight-complex="normal"/>
    </style:style>
    <style:style style:name="P11" style:family="paragraph" style:parent-style-name="Standard">
      <style:text-properties style:use-window-font-color="true" style:text-underline-style="none" fo:font-weight="normal" officeooo:rsid="000689d6" officeooo:paragraph-rsid="00077c03" style:font-weight-asian="normal" style:font-weight-complex="normal"/>
    </style:style>
    <style:style style:name="P12" style:family="paragraph" style:parent-style-name="Standard">
      <style:text-properties style:use-window-font-color="true" style:text-underline-style="none" fo:font-weight="normal" officeooo:rsid="000689d6" officeooo:paragraph-rsid="000689d6" style:font-weight-asian="normal" style:font-weight-complex="normal"/>
    </style:style>
    <style:style style:name="P13" style:family="paragraph" style:parent-style-name="Standard">
      <style:text-properties style:use-window-font-color="true" style:text-underline-style="none" fo:font-weight="normal" officeooo:rsid="000689d6" officeooo:paragraph-rsid="000a0bfa" style:font-weight-asian="normal" style:font-weight-complex="normal"/>
    </style:style>
    <style:style style:name="P14" style:family="paragraph" style:parent-style-name="Standard">
      <style:text-properties style:use-window-font-color="true" style:text-underline-style="none" fo:font-weight="normal" officeooo:rsid="000a0bfa" officeooo:paragraph-rsid="000a0bfa" style:font-weight-asian="normal" style:font-weight-complex="normal"/>
    </style:style>
    <style:style style:name="P15" style:family="paragraph" style:parent-style-name="Standard">
      <style:text-properties fo:color="#000000" style:text-underline-style="none" fo:font-weight="normal" officeooo:rsid="0004e0ab" officeooo:paragraph-rsid="00077c03" style:font-weight-asian="normal" style:font-weight-complex="normal"/>
    </style:style>
    <style:style style:name="P16" style:family="paragraph" style:parent-style-name="Standard">
      <style:text-properties fo:color="#000000" style:text-underline-style="none" fo:font-weight="normal" officeooo:rsid="0008d00f" officeooo:paragraph-rsid="0008d00f" style:font-weight-asian="normal" style:font-weight-complex="normal"/>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font-weight="normal" style:font-weight-asian="normal" style:font-weight-complex="normal"/>
    </style:style>
    <style:style style:name="T3" style:family="text">
      <style:text-properties officeooo:rsid="000689d6"/>
    </style:style>
    <style:style style:name="T4" style:family="text">
      <style:text-properties officeooo:rsid="00077c03"/>
    </style:style>
    <style:style style:name="T5" style:family="text">
      <style:text-properties officeooo:rsid="0008d00f"/>
    </style:style>
    <style:style style:name="T6" style:family="text">
      <style:text-properties officeooo:rsid="000a0b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eek 1 Lead: Joshua Lyons</text:p>
      <text:p text:style-name="Standard"><text:a xlink:type="simple" xlink:href="https://github.com/bethel-school-of-technology/istaff-backend/projects/1" text:style-name="ListLabel_20_1" text:visited-style-name="ListLabel_20_1"><text:span text:style-name="T1">https://github.com/bethel-school-of-technology/istaff-backend/projects/1</text:span></text:a></text:p>
      <text:p text:style-name="Standard">Week 2 <text:s/>Lead: Joshua R.</text:p>
      <text:p text:style-name="Standard"><text:a xlink:type="simple" xlink:href="https://github.com/bethel-school-of-technology/istaff-backend/projects/1" text:style-name="Internet_20_link" text:visited-style-name="Visited_20_Internet_20_Link"><text:span text:style-name="T2">https://github.com/bethel-school-of-technology/istaff-backend/projects/1</text:span></text:a></text:p>
      <text:p text:style-name="P1"/>
      <text:p text:style-name="P2">Done well:</text:p>
      <text:p text:style-name="P2">-very on top of everything </text:p>
      <text:p text:style-name="P2">-worked together </text:p>
      <text:p text:style-name="P2">-communicated progress</text:p>
      <text:p text:style-name="P2">-communicated issues</text:p>
      <text:p text:style-name="P2">-overcame issues</text:p>
      <text:p text:style-name="P2"/>
      <text:p text:style-name="P2">Done poorly:</text:p>
      <text:p text:style-name="P2">-Sarah was sick and did nothing but read the teams progress, and attended very few meetings.</text:p>
      <text:p text:style-name="P2"/>
      <text:p text:style-name="P2">Shout-outs: </text:p>
      <text:p text:style-name="P2">all of them...they basically created the whole app this week. </text:p>
      <text:p text:style-name="P2"/>
      <text:p text:style-name="P2">Team learning:</text:p>
      <text:p text:style-name="P2">how to keep moving when one person is out sick</text:p>
      <text:p text:style-name="P2"/>
      <text:p text:style-name="P2">individual learning:</text:p>
      <text:p text:style-name="P2">re-learned React...its been a while.</text:p>
      <text:p text:style-name="Standard"/>
      <text:p text:style-name="Standard">Week 3 <text:s/>Lead: Will Stafford</text:p>
      <text:p text:style-name="Standard"/>
      <text:p text:style-name="Standard"><text:a xlink:type="simple" xlink:href="https://github.com/bethel-school-of-technology/istaff-backend/projects/1" text:style-name="Internet_20_link" text:visited-style-name="Visited_20_Internet_20_Link"><text:span text:style-name="T1">https://github.com/bethel-school-of-technology/istaff-backend/projects/1</text:span></text:a></text:p>
      <text:p text:style-name="P9"/>
      <text:p text:style-name="P3">Done well:</text:p>
      <text:p text:style-name="P3">-very on top of everything </text:p>
      <text:p text:style-name="P3">-worked together </text:p>
      <text:p text:style-name="P3">-communicated progress</text:p>
      <text:p text:style-name="P3">-communicated issues</text:p>
      <text:p text:style-name="P3">-overcame issues</text:p>
      <text:p text:style-name="P3"/>
      <text:p text:style-name="P3">Done poorly:</text:p>
      <text:p text:style-name="P3">-<text:span text:style-name="T3">Sarah – had to catch up on the code </text:span></text:p>
      <text:p text:style-name="P10">-tried many things to get a button to push to backend</text:p>
      <text:p text:style-name="P6">-<text:span text:style-name="T3">github not cooroperating with my computer...still cannot push to github and have tried many different ways including downloading github desktop. Still not working.</text:span></text:p>
      <text:p text:style-name="P6"/>
      <text:p text:style-name="P3"/>
      <text:p text:style-name="P3">Shout-outs: </text:p>
      <text:p text:style-name="P3">all of them...they basically created the whole app this week. </text:p>
      <text:p text:style-name="P3"><text:soft-page-break/></text:p>
      <text:p text:style-name="P3">Team learning:</text:p>
      <text:p text:style-name="P5">Will is a detailed leader and great communicater </text:p>
      <text:p text:style-name="P3"/>
      <text:p text:style-name="P3">individual learning:</text:p>
      <text:p text:style-name="P3">re-learned React...its been a while. <text:span text:style-name="T3">Found several different ways to push code to Github...none of them are working so I’m going to try to push my mobile book to my personal github page...see where the disconnect is with the team code. </text:span></text:p>
      <text:p text:style-name="P3"/>
      <text:p text:style-name="P5">Week 4 Lead: <text:span text:style-name="T6">Will Stafford</text:span></text:p>
      <text:p text:style-name="P5"><text:span text:style-name="T1"/></text:p>
      <text:p text:style-name="P5"/>
      <text:p text:style-name="P4">Done well:</text:p>
      <text:p text:style-name="P4">-very on top of everything </text:p>
      <text:p text:style-name="P4">-worked together </text:p>
      <text:p text:style-name="P4">-communicated progress</text:p>
      <text:p text:style-name="P4">-communicated issues</text:p>
      <text:p text:style-name="P4">-overcame issues</text:p>
      <text:p text:style-name="P4"/>
      <text:p text:style-name="P4">Done poorly:</text:p>
      <text:p text:style-name="P7">-<text:span text:style-name="T5">meetings went longer than a scrum meeting – we need to do the scrum then work on any issues. </text:span></text:p>
      <text:p text:style-name="P4"/>
      <text:p text:style-name="P4">Shout-outs: </text:p>
      <text:p text:style-name="P4">all of them...<text:span text:style-name="T4">they truly are amazing guys, </text:span></text:p>
      <text:p text:style-name="P4"/>
      <text:p text:style-name="P4">Team learning:</text:p>
      <text:p text:style-name="P11">-<text:span text:style-name="T5">look at the code you already have, your answers may already be there</text:span></text:p>
      <text:p text:style-name="P4"/>
      <text:p text:style-name="P15"><text:span text:style-name="T5">I</text:span>ndividual learning:</text:p>
      <text:p text:style-name="P16">keep up to date on the code even if you are sick...playing catch up doesn’t work, and its really fustrating. </text:p>
      <text:p text:style-name="P16"/>
      <text:p text:style-name="P13"/>
      <text:p text:style-name="P14">Week 5 Lead: Sarah</text:p>
      <text:p text:style-name="P13">I think its my turn. :) I’m excited to feel like I’ve done something positive for our team.</text:p>
      <text:p text:style-name="P13"/>
      <text:p text:style-name="P13"><text:a xlink:type="simple" xlink:href="https://github.com/bethel-school-of-technology/istaff-backend/projects/1" text:style-name="Internet_20_link" text:visited-style-name="Visited_20_Internet_20_Link"><text:span text:style-name="T1">https://github.com/bethel-school-of-technology/istaff-backend/projects/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fo:font-weight="bold"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Trio_Office/6.2.8.2$Windows_x86 LibreOffice_project/</meta:generator>
    <dc:date>2020-03-01T16:31:08.385000000</dc:date>
    <meta:editing-duration>PT18M22S</meta:editing-duration>
    <meta:editing-cycles>6</meta:editing-cycles>
    <meta:document-statistic meta:table-count="0" meta:image-count="0" meta:object-count="0" meta:page-count="2" meta:paragraph-count="54" meta:word-count="312" meta:character-count="2160" meta:non-whitespace-character-count="1881"/>
  </office:meta>
</office:document-meta>
</file>